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3071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Default" style:data-style-name="N150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 style:data-style-name="N15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50">
      <style:table-cell-properties style:rotation-align="none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padding-bottom="0.0138in" fo:padding-left="0.0693in" fo:padding-right="0.0693in" fo:padding-top="0.013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15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5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Enero 2023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11" office:value-type="string" calcext:value-type="string" table:number-columns-spanned="2" table:number-rows-spanned="1">
            <text:p>Entradas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Salidas</text:p>
          </table:table-cell>
          <table:covered-table-cell table:style-name="ce11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. S. del Cerro</text:p>
          </table:table-cell>
          <table:table-cell table:style-name="ce30" office:value-type="float" office:value="70170" calcext:value-type="float">
            <text:p>$ 70,170.00</text:p>
          </table:table-cell>
          <table:table-cell table:style-name="ce26" office:value-type="string" calcext:value-type="string">
            <text:p>Servicios 8 Capillas</text:p>
          </table:table-cell>
          <table:table-cell table:style-name="ce30" office:value-type="float" office:value="67965.83" calcext:value-type="float">
            <text:p>$ 67,965.83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. S. de Luján</text:p>
          </table:table-cell>
          <table:table-cell table:style-name="ce30" office:value-type="float" office:value="196470" calcext:value-type="float">
            <text:p>$ 196,470.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30" office:value-type="float" office:value="95726.42" calcext:value-type="float">
            <text:p>$ 95,726.42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30" office:value-type="float" office:value="482350" calcext:value-type="float">
            <text:p>$ 482,350.00</text:p>
          </table:table-cell>
          <table:table-cell table:style-name="ce26" office:value-type="string" calcext:value-type="string">
            <text:p>Combustible</text:p>
          </table:table-cell>
          <table:table-cell table:style-name="ce30" office:value-type="float" office:value="33928.84" calcext:value-type="float">
            <text:p>$ 33,928.84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Carmelitas</text:p>
          </table:table-cell>
          <table:table-cell table:style-name="ce30" office:value-type="float" office:value="312610" calcext:value-type="float">
            <text:p>$ 312,610.00</text:p>
          </table:table-cell>
          <table:table-cell table:style-name="ce26" office:value-type="string" calcext:value-type="string">
            <text:p>Elementos de limpieza</text:p>
          </table:table-cell>
          <table:table-cell table:style-name="ce30" office:value-type="float" office:value="43234.99" calcext:value-type="float">
            <text:p>$ 43,234.99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ria Madre de la Luz</text:p>
          </table:table-cell>
          <table:table-cell table:style-name="ce30" office:value-type="float" office:value="86030" calcext:value-type="float">
            <text:p>$ 86,030.00</text:p>
          </table:table-cell>
          <table:table-cell table:style-name="ce26" office:value-type="string" calcext:value-type="string">
            <text:p>Arreglos casa</text:p>
          </table:table-cell>
          <table:table-cell table:style-name="ce30" office:value-type="float" office:value="12000" calcext:value-type="float">
            <text:p>$ 12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30" office:value-type="float" office:value="26740" calcext:value-type="float">
            <text:p>$ 26,740.00</text:p>
          </table:table-cell>
          <table:table-cell table:style-name="ce26" office:value-type="string" calcext:value-type="string">
            <text:p>Arreglo Volkswagen</text:p>
          </table:table-cell>
          <table:table-cell table:style-name="ce30" office:value-type="float" office:value="7400" calcext:value-type="float">
            <text:p>$ 7,4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35" office:value-type="string" calcext:value-type="string">
            <text:p>Jardines</text:p>
          </table:table-cell>
          <table:table-cell table:style-name="ce30" office:value-type="float" office:value="110000" calcext:value-type="float">
            <text:p>$ 11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Correo</text:p>
          </table:table-cell>
          <table:table-cell table:style-name="ce30" office:value-type="float" office:value="1450" calcext:value-type="float">
            <text:p>$ 1,45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Varios</text:p>
          </table:table-cell>
          <table:table-cell table:style-name="ce30" office:value-type="float" office:value="11200" calcext:value-type="float">
            <text:p>$ 11,2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Limpieza templos</text:p>
          </table:table-cell>
          <table:table-cell table:style-name="ce30" office:value-type="float" office:value="30000" calcext:value-type="float">
            <text:p>$ 3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Honorarios San Eduardo</text:p>
          </table:table-cell>
          <table:table-cell table:style-name="ce30" office:value-type="float" office:value="20000" calcext:value-type="float">
            <text:p>$ 2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Sueldo Irene</text:p>
          </table:table-cell>
          <table:table-cell table:style-name="ce30" office:value-type="float" office:value="40819.58" calcext:value-type="float">
            <text:p>$ 40,819.58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Donaciones</text:p>
          </table:table-cell>
          <table:table-cell table:style-name="ce30" office:value-type="float" office:value="150000" calcext:value-type="float">
            <text:p>$ 150,000.00</text:p>
          </table:table-cell>
          <table:table-cell table:style-name="ce26" office:value-type="string" calcext:value-type="string">
            <text:p>Sueldo 2 Sacerdotes</text:p>
          </table:table-cell>
          <table:table-cell table:style-name="ce30" office:value-type="float" office:value="30000" calcext:value-type="float">
            <text:p>$ 3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8" office:value-type="string" calcext:value-type="string">
            <text:p>Total Entradas</text:p>
          </table:table-cell>
          <table:table-cell table:style-name="ce12" table:formula="of:=SUM([.C8:.C20])" office:value-type="float" office:value="1324370" calcext:value-type="float">
            <text:p>$ 1,324,370.00</text:p>
          </table:table-cell>
          <table:table-cell table:style-name="ce8" office:value-type="string" calcext:value-type="string">
            <text:p>Total Salidas</text:p>
          </table:table-cell>
          <table:table-cell table:style-name="ce12" table:formula="of:=SUM([.E8:.E20])" office:value-type="float" office:value="503725.66" calcext:value-type="float">
            <text:p>$ 503,725.6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9" table:number-columns-repeated="2"/>
          <table:table-cell table:style-name="ce18" office:value-type="string" calcext:value-type="string">
            <text:p>Superávit</text:p>
          </table:table-cell>
          <table:table-cell table:style-name="ce12" table:formula="of:=[.C22]-[.E22]" office:value-type="float" office:value="820644.34" calcext:value-type="float">
            <text:p>$ 820,644.34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ce13"/>
          <table:table-cell table:style-name="ce19"/>
          <table:table-cell table:style-name="ce22"/>
          <table:table-cell table:number-columns-repeated="1019"/>
        </table:table-row>
        <table:table-row table:style-name="ro5">
          <table:table-cell table:number-columns-repeated="3"/>
          <table:table-cell table:style-name="ce8"/>
          <table:table-cell table:style-name="ce12"/>
          <table:table-cell table:style-name="ce10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10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9" table:number-columns-repeated="3"/>
          <table:table-cell table:style-name="ce12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0"/>
          <table:table-cell table:style-name="ce14"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0"/>
          <table:table-cell table:style-name="ce9" table:number-columns-repeated="3"/>
          <table:table-cell table:style-name="ce10"/>
          <table:table-cell table:number-columns-repeated="1018"/>
        </table:table-row>
        <table:table-row table:style-name="ro5" table:number-rows-repeated="2">
          <table:table-cell/>
          <table:table-cell table:style-name="ce10"/>
          <table:table-cell table:style-name="ce9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/>
          <table:table-cell table:style-name="ce15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0" table:number-columns-repeated="2"/>
          <table:table-cell table:style-name="ce21"/>
          <table:table-cell table:style-name="ce22"/>
          <table:table-cell table:style-name="ce10"/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56">
      <number:month/>
      <number:text>/</number:text>
      <number:day/>
      <number:text>/</number:text>
      <number:year number:style="long"/>
    </number:date-style>
    <number:date-style style:name="N15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4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1">
      <number:month number:textual="true"/>
      <number:text>-</number:text>
      <number:year/>
    </number:date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currency-style style:name="N13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9">
      <number:day/>
      <number:text>-</number:text>
      <number:month number:textual="true"/>
    </number:date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>
      <number:hours/>
      <number:text>:</number:text>
      <number:minutes number:style="long"/>
    </number:time-style>
    <number:time-style style:name="N151">
      <number:minutes number:style="long"/>
      <number:text>:</number:text>
      <number:seconds number:style="long"/>
    </number:time-style>
    <number:date-style style:name="N122">
      <number:day/>
      <number:text>-</number:text>
      <number:month number:textual="true"/>
      <number:text>-</number:text>
      <number:year/>
    </number:date-style>
    <number:number-style style:name="N150P0" style:volatile="true">
      <number:text>$ 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50P0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3-02-06T23:30:42.832166739</dc:date>
    <meta:editing-cycles>41</meta:editing-cycles>
    <meta:editing-duration>PT3H8M27S</meta:editing-duration>
    <meta:generator>LibreOffice/7.3.7.2$Linux_X86_64 LibreOffice_project/30$Build-2</meta:generator>
    <meta:print-date>2023-02-06T23:30:38.693907759</meta:print-date>
    <meta:document-statistic meta:table-count="1" meta:cell-count="51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